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25-04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24-04-1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21-04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8728" calcext:value-type="float">
            <text:p>49.2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2784" calcext:value-type="float">
            <text:p>48.1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7376" calcext:value-type="float">
            <text:p>48.3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4208" calcext:value-type="float">
            <text:p>43.5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3264" calcext:value-type="float">
            <text:p>36.7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7608" calcext:value-type="float">
            <text:p>28.8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9824" calcext:value-type="float">
            <text:p>28.3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7352" calcext:value-type="float">
            <text:p>29.8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9884" calcext:value-type="float">
            <text:p>24.97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3744" calcext:value-type="float">
            <text:p>29.1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5264" calcext:value-type="float">
            <text:p>26.1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7764" calcext:value-type="float">
            <text:p>23.25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5312" calcext:value-type="float">
            <text:p>24.9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7252" calcext:value-type="float">
            <text:p>21.44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4204" calcext:value-type="float">
            <text:p>21.44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2724" calcext:value-type="float">
            <text:p>24.84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9488" calcext:value-type="float">
            <text:p>28.6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3284" calcext:value-type="float">
            <text:p>17.89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8004" calcext:value-type="float">
            <text:p>17.55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3639091335201</text:p>
          </table:table-cell>
          <table:table-cell office:value-type="string" calcext:value-type="string">
            <text:p>193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6" meta:object-count="0"/>
    <meta:user-defined meta:name="AppVersion">3.0</meta:user-defined>
  </office:meta>
</office:document-meta>
</file>